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6461in" svg:height="3.9614in" svg:x="4.2992in" svg:y="2.8165in">
            <draw:object draw:notify-on-update-of-ranges="Sheet1.G1:Sheet1.G1 Sheet1.G2:Sheet1.G12 Sheet1.L1:Sheet1.L1 Sheet1.L2:Sheet1.L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decrease key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table:number-columns-repeated="2"/>
          <table:table-cell office:value-type="string">
            <text:p>size</text:p>
          </table:table-cell>
          <table:table-cell office:value-type="string">
            <text:p>decreasekey</text:p>
          </table:table-cell>
          <table:table-cell office:value-type="string">
            <text:p>fibonacci avg</text:p>
          </table:table-cell>
          <table:table-cell office:value-type="string">
            <text:p>binary avg</text:p>
          </table:table-cell>
          <table:table-cell/>
          <table:table-cell office:value-type="string">
            <text:p>Binary / fibonacci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20483">
            <text:p>0.000020483</text:p>
          </table:table-cell>
          <table:table-cell office:value-type="float" office:value="0.00000812">
            <text:p>0.00000812</text:p>
          </table:table-cell>
          <table:table-cell office:value-type="string">
            <text:p><text:s/></text:p>
          </table:table-cell>
          <table:table-cell/>
          <table:table-cell office:value-type="float" office:value="10">
            <text:p>10</text:p>
          </table:table-cell>
          <table:table-cell table:formula="of:=[.B2]" office:value-type="float" office:value="45">
            <text:p>45</text:p>
          </table:table-cell>
          <table:table-cell table:formula="of:=AVERAGE([.C2:.C11])" office:value-type="float" office:value="0.0000050388">
            <text:p>5.0388E-006</text:p>
          </table:table-cell>
          <table:table-cell table:formula="of:=AVERAGE([.D2:.D11])" office:value-type="float" office:value="0.0000047076">
            <text:p>4.7076E-006</text:p>
          </table:table-cell>
          <table:table-cell/>
          <table:table-cell table:formula="of:=[.J2]/[.I2]" office:value-type="float" office:value="0.934270064301024">
            <text:p>0.934270064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655">
            <text:p>0.000003655</text:p>
          </table:table-cell>
          <table:table-cell office:value-type="float" office:value="0.000004649">
            <text:p>0.000004649</text:p>
          </table:table-cell>
          <table:table-cell office:value-type="string">
            <text:p><text:s/></text:p>
          </table:table-cell>
          <table:table-cell/>
          <table:table-cell office:value-type="float" office:value="20">
            <text:p>20</text:p>
          </table:table-cell>
          <table:table-cell table:formula="of:=[.B12]" office:value-type="float" office:value="190">
            <text:p>190</text:p>
          </table:table-cell>
          <table:table-cell table:formula="of:=AVERAGE([.C12:.C21])" office:value-type="float" office:value="0.0000095449">
            <text:p>9.5449E-006</text:p>
          </table:table-cell>
          <table:table-cell table:formula="of:=AVERAGE([.D12:.D21])" office:value-type="float" office:value="0.0000118331">
            <text:p>1.18331E-005</text:p>
          </table:table-cell>
          <table:table-cell/>
          <table:table-cell table:formula="of:=[.J3]/[.I3]" office:value-type="float" office:value="1.23973011765445">
            <text:p>1.23973011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261">
            <text:p>0.000003261</text:p>
          </table:table-cell>
          <table:table-cell office:value-type="float" office:value="0.000004323">
            <text:p>0.000004323</text:p>
          </table:table-cell>
          <table:table-cell office:value-type="string">
            <text:p><text:s/></text:p>
          </table:table-cell>
          <table:table-cell/>
          <table:table-cell office:value-type="float" office:value="40">
            <text:p>40</text:p>
          </table:table-cell>
          <table:table-cell table:formula="of:=[.B22]" office:value-type="float" office:value="780">
            <text:p>780</text:p>
          </table:table-cell>
          <table:table-cell table:formula="of:=AVERAGE([.C22:.C31])" office:value-type="float" office:value="0.0000303471">
            <text:p>3.03471E-005</text:p>
          </table:table-cell>
          <table:table-cell table:formula="of:=AVERAGE([.D22:.D31])" office:value-type="float" office:value="0.0000374963">
            <text:p>3.74963E-005</text:p>
          </table:table-cell>
          <table:table-cell/>
          <table:table-cell table:formula="of:=[.J4]/[.I4]" office:value-type="float" office:value="1.23558099455961">
            <text:p>1.23558099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183">
            <text:p>0.000003183</text:p>
          </table:table-cell>
          <table:table-cell office:value-type="float" office:value="0.000004268">
            <text:p>0.000004268</text:p>
          </table:table-cell>
          <table:table-cell office:value-type="string">
            <text:p><text:s/></text:p>
          </table:table-cell>
          <table:table-cell/>
          <table:table-cell office:value-type="float" office:value="80">
            <text:p>80</text:p>
          </table:table-cell>
          <table:table-cell table:formula="of:=[.B32]" office:value-type="float" office:value="3160">
            <text:p>3160</text:p>
          </table:table-cell>
          <table:table-cell table:formula="of:=AVERAGE([.C32:.C41])" office:value-type="float" office:value="0.0000822827">
            <text:p>8.22827E-005</text:p>
          </table:table-cell>
          <table:table-cell table:formula="of:=AVERAGE([.D32:.D41])" office:value-type="float" office:value="0.0001129121">
            <text:p>0.0001129121</text:p>
          </table:table-cell>
          <table:table-cell/>
          <table:table-cell table:formula="of:=[.J5]/[.I5]" office:value-type="float" office:value="1.37224592775881">
            <text:p>1.372245927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157">
            <text:p>0.000003157</text:p>
          </table:table-cell>
          <table:table-cell office:value-type="float" office:value="0.000004198">
            <text:p>0.000004198</text:p>
          </table:table-cell>
          <table:table-cell office:value-type="string">
            <text:p><text:s/></text:p>
          </table:table-cell>
          <table:table-cell/>
          <table:table-cell office:value-type="float" office:value="160">
            <text:p>160</text:p>
          </table:table-cell>
          <table:table-cell table:formula="of:=[.B42]" office:value-type="float" office:value="12720">
            <text:p>12720</text:p>
          </table:table-cell>
          <table:table-cell table:formula="of:=AVERAGE([.C42:.C51])" office:value-type="float" office:value="0.000369248">
            <text:p>0.000369248</text:p>
          </table:table-cell>
          <table:table-cell table:formula="of:=AVERAGE([.D42:.D51])" office:value-type="float" office:value="0.0003980169">
            <text:p>0.0003980169</text:p>
          </table:table-cell>
          <table:table-cell/>
          <table:table-cell table:formula="of:=[.J6]/[.I6]" office:value-type="float" office:value="1.0779121349337">
            <text:p>1.07791213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173">
            <text:p>0.000003173</text:p>
          </table:table-cell>
          <table:table-cell office:value-type="float" office:value="0.000004212">
            <text:p>0.000004212</text:p>
          </table:table-cell>
          <table:table-cell office:value-type="string">
            <text:p><text:s/></text:p>
          </table:table-cell>
          <table:table-cell/>
          <table:table-cell office:value-type="float" office:value="320">
            <text:p>320</text:p>
          </table:table-cell>
          <table:table-cell table:formula="of:=[.B52]" office:value-type="float" office:value="51040">
            <text:p>51040</text:p>
          </table:table-cell>
          <table:table-cell table:formula="of:=AVERAGE([.C52:.C61])" office:value-type="float" office:value="0.0014089784">
            <text:p>0.0014089784</text:p>
          </table:table-cell>
          <table:table-cell table:formula="of:=AVERAGE([.D52:.D61])" office:value-type="float" office:value="0.001724266">
            <text:p>0.001724266</text:p>
          </table:table-cell>
          <table:table-cell/>
          <table:table-cell table:formula="of:=[.J7]/[.I7]" office:value-type="float" office:value="1.22377035730285">
            <text:p>1.223770357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861">
            <text:p>0.000003861</text:p>
          </table:table-cell>
          <table:table-cell office:value-type="float" office:value="0.000004443">
            <text:p>0.000004443</text:p>
          </table:table-cell>
          <table:table-cell office:value-type="string">
            <text:p><text:s/></text:p>
          </table:table-cell>
          <table:table-cell/>
          <table:table-cell office:value-type="float" office:value="640">
            <text:p>640</text:p>
          </table:table-cell>
          <table:table-cell table:formula="of:=[.B62]" office:value-type="float" office:value="204480">
            <text:p>204480</text:p>
          </table:table-cell>
          <table:table-cell table:formula="of:=AVERAGE([.C62:.C71])" office:value-type="float" office:value="0.004712059">
            <text:p>0.004712059</text:p>
          </table:table-cell>
          <table:table-cell table:formula="of:=AVERAGE([.D62:.D71])" office:value-type="float" office:value="0.005926584">
            <text:p>0.005926584</text:p>
          </table:table-cell>
          <table:table-cell/>
          <table:table-cell table:formula="of:=[.J8]/[.I8]" office:value-type="float" office:value="1.25774825824549">
            <text:p>1.25774825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211">
            <text:p>0.000003211</text:p>
          </table:table-cell>
          <table:table-cell office:value-type="float" office:value="0.000004306">
            <text:p>0.000004306</text:p>
          </table:table-cell>
          <table:table-cell office:value-type="string">
            <text:p><text:s/></text:p>
          </table:table-cell>
          <table:table-cell/>
          <table:table-cell office:value-type="float" office:value="1280">
            <text:p>1280</text:p>
          </table:table-cell>
          <table:table-cell table:formula="of:=[.B72]" office:value-type="float" office:value="818560">
            <text:p>818560</text:p>
          </table:table-cell>
          <table:table-cell table:formula="of:=AVERAGE([.C72:.C81])" office:value-type="float" office:value="0.02050024">
            <text:p>0.02050024</text:p>
          </table:table-cell>
          <table:table-cell table:formula="of:=AVERAGE([.D72:.D81])" office:value-type="float" office:value="0.02313844">
            <text:p>0.02313844</text:p>
          </table:table-cell>
          <table:table-cell/>
          <table:table-cell table:formula="of:=[.J9]/[.I9]" office:value-type="float" office:value="1.12869117629842">
            <text:p>1.12869117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213">
            <text:p>0.000003213</text:p>
          </table:table-cell>
          <table:table-cell office:value-type="float" office:value="0.000004268">
            <text:p>0.000004268</text:p>
          </table:table-cell>
          <table:table-cell office:value-type="string">
            <text:p><text:s/></text:p>
          </table:table-cell>
          <table:table-cell/>
          <table:table-cell office:value-type="float" office:value="2560">
            <text:p>2560</text:p>
          </table:table-cell>
          <table:table-cell table:formula="of:=[.B82]" office:value-type="float" office:value="3275520">
            <text:p>3275520</text:p>
          </table:table-cell>
          <table:table-cell table:formula="of:=AVERAGE([.C82:.C91])" office:value-type="float" office:value="0.07895444">
            <text:p>0.07895444</text:p>
          </table:table-cell>
          <table:table-cell table:formula="of:=AVERAGE([.D82:.D91])" office:value-type="float" office:value="0.0927165">
            <text:p>0.0927165</text:p>
          </table:table-cell>
          <table:table-cell/>
          <table:table-cell table:formula="of:=[.J10]/[.I10]" office:value-type="float" office:value="1.17430381369306">
            <text:p>1.17430381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191">
            <text:p>0.000003191</text:p>
          </table:table-cell>
          <table:table-cell office:value-type="float" office:value="0.000004289">
            <text:p>0.000004289</text:p>
          </table:table-cell>
          <table:table-cell office:value-type="string">
            <text:p><text:s/></text:p>
          </table:table-cell>
          <table:table-cell/>
          <table:table-cell office:value-type="float" office:value="5120">
            <text:p>5120</text:p>
          </table:table-cell>
          <table:table-cell table:formula="of:=[.B92]" office:value-type="float" office:value="13104640">
            <text:p>13104640</text:p>
          </table:table-cell>
          <table:table-cell table:formula="of:=AVERAGE([.C92:.C101])" office:value-type="float" office:value="0.3146536">
            <text:p>0.3146536</text:p>
          </table:table-cell>
          <table:table-cell table:formula="of:=AVERAGE([.D92:.D101])" office:value-type="float" office:value="0.3760085">
            <text:p>0.3760085</text:p>
          </table:table-cell>
          <table:table-cell/>
          <table:table-cell table:formula="of:=[.J11]/[.I11]" office:value-type="float" office:value="1.19499188949372">
            <text:p>1.19499188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9827">
            <text:p>0.000009827</text:p>
          </table:table-cell>
          <table:table-cell office:value-type="float" office:value="0.000012262">
            <text:p>0.000012262</text:p>
          </table:table-cell>
          <table:table-cell office:value-type="string">
            <text:p><text:s/></text:p>
          </table:table-cell>
          <table:table-cell/>
          <table:table-cell office:value-type="float" office:value="10240">
            <text:p>10240</text:p>
          </table:table-cell>
          <table:table-cell table:formula="of:=[.B102]" office:value-type="float" office:value="52423680">
            <text:p>52423680</text:p>
          </table:table-cell>
          <table:table-cell table:formula="of:=AVERAGE([.C102:.C111])" office:value-type="float" office:value="1.284981">
            <text:p>1.284981</text:p>
          </table:table-cell>
          <table:table-cell table:formula="of:=AVERAGE([.D102:.D111])" office:value-type="float" office:value="1.52891">
            <text:p>1.52891</text:p>
          </table:table-cell>
          <table:table-cell/>
          <table:table-cell table:formula="of:=[.J12]/[.I12]" office:value-type="float" office:value="1.18983082240127">
            <text:p>1.189830822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8843">
            <text:p>0.000008843</text:p>
          </table:table-cell>
          <table:table-cell office:value-type="float" office:value="0.000011762">
            <text:p>0.00001176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9798">
            <text:p>0.000009798</text:p>
          </table:table-cell>
          <table:table-cell office:value-type="float" office:value="0.000011901">
            <text:p>0.0000119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9911">
            <text:p>0.000009911</text:p>
          </table:table-cell>
          <table:table-cell office:value-type="float" office:value="0.000011785">
            <text:p>0.00001178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8917">
            <text:p>0.000008917</text:p>
          </table:table-cell>
          <table:table-cell office:value-type="float" office:value="0.000011612">
            <text:p>0.00001161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9657">
            <text:p>0.000009657</text:p>
          </table:table-cell>
          <table:table-cell office:value-type="float" office:value="0.000011691">
            <text:p>0.00001169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9957">
            <text:p>0.000009957</text:p>
          </table:table-cell>
          <table:table-cell office:value-type="float" office:value="0.000011737">
            <text:p>0.00001173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9466">
            <text:p>0.000009466</text:p>
          </table:table-cell>
          <table:table-cell office:value-type="float" office:value="0.000011937">
            <text:p>0.00001193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08882">
            <text:p>0.000008882</text:p>
          </table:table-cell>
          <table:table-cell office:value-type="float" office:value="0.000011825">
            <text:p>0.00001182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0.000010191">
            <text:p>0.000010191</text:p>
          </table:table-cell>
          <table:table-cell office:value-type="float" office:value="0.000011819">
            <text:p>0.0000118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7771">
            <text:p>0.000027771</text:p>
          </table:table-cell>
          <table:table-cell office:value-type="float" office:value="0.000036603">
            <text:p>0.00003660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6418">
            <text:p>0.000026418</text:p>
          </table:table-cell>
          <table:table-cell office:value-type="float" office:value="0.000034966">
            <text:p>0.00003496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6165">
            <text:p>0.000026165</text:p>
          </table:table-cell>
          <table:table-cell office:value-type="float" office:value="0.0000344">
            <text:p>0.00003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9643">
            <text:p>0.000029643</text:p>
          </table:table-cell>
          <table:table-cell office:value-type="float" office:value="0.00003579">
            <text:p>0.000035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7859">
            <text:p>0.000027859</text:p>
          </table:table-cell>
          <table:table-cell office:value-type="float" office:value="0.000034915">
            <text:p>0.00003491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6987">
            <text:p>0.000026987</text:p>
          </table:table-cell>
          <table:table-cell office:value-type="float" office:value="0.000034554">
            <text:p>0.00003455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56767">
            <text:p>0.000056767</text:p>
          </table:table-cell>
          <table:table-cell office:value-type="float" office:value="0.000035382">
            <text:p>0.00003538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6446">
            <text:p>0.000026446</text:p>
          </table:table-cell>
          <table:table-cell office:value-type="float" office:value="0.000059015">
            <text:p>0.00005901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6788">
            <text:p>0.000026788</text:p>
          </table:table-cell>
          <table:table-cell office:value-type="float" office:value="0.000034675">
            <text:p>0.00003467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0.000028627">
            <text:p>0.000028627</text:p>
          </table:table-cell>
          <table:table-cell office:value-type="float" office:value="0.000034663">
            <text:p>0.00003466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91007">
            <text:p>0.000091007</text:p>
          </table:table-cell>
          <table:table-cell office:value-type="float" office:value="0.000113717">
            <text:p>0.00011371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5273">
            <text:p>0.000085273</text:p>
          </table:table-cell>
          <table:table-cell office:value-type="float" office:value="0.000111491">
            <text:p>0.00011149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5908">
            <text:p>0.000085908</text:p>
          </table:table-cell>
          <table:table-cell office:value-type="float" office:value="0.000111673">
            <text:p>0.0001116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6828">
            <text:p>0.000086828</text:p>
          </table:table-cell>
          <table:table-cell office:value-type="float" office:value="0.00011064">
            <text:p>0.0001106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532">
            <text:p>0.00008532</text:p>
          </table:table-cell>
          <table:table-cell office:value-type="float" office:value="0.000111798">
            <text:p>0.00011179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5173">
            <text:p>0.000085173</text:p>
          </table:table-cell>
          <table:table-cell office:value-type="float" office:value="0.000110966">
            <text:p>0.00011096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5712">
            <text:p>0.000085712</text:p>
          </table:table-cell>
          <table:table-cell office:value-type="float" office:value="0.000132698">
            <text:p>0.00013269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623">
            <text:p>0.00008623</text:p>
          </table:table-cell>
          <table:table-cell office:value-type="float" office:value="0.000077562">
            <text:p>0.00007756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46284">
            <text:p>0.000046284</text:p>
          </table:table-cell>
          <table:table-cell office:value-type="float" office:value="0.000126019">
            <text:p>0.0001260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60">
            <text:p>3160</text:p>
          </table:table-cell>
          <table:table-cell office:value-type="float" office:value="0.000085092">
            <text:p>0.000085092</text:p>
          </table:table-cell>
          <table:table-cell office:value-type="float" office:value="0.000122557">
            <text:p>0.00012255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23023">
            <text:p>0.000323023</text:p>
          </table:table-cell>
          <table:table-cell office:value-type="float" office:value="0.000201761">
            <text:p>0.0002017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25063">
            <text:p>0.000325063</text:p>
          </table:table-cell>
          <table:table-cell office:value-type="float" office:value="0.000365144">
            <text:p>0.0003651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405362">
            <text:p>0.000405362</text:p>
          </table:table-cell>
          <table:table-cell office:value-type="float" office:value="0.000399341">
            <text:p>0.00039934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101911">
            <text:p>0.00101911</text:p>
          </table:table-cell>
          <table:table-cell office:value-type="float" office:value="0.000432184">
            <text:p>0.00043218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24691">
            <text:p>0.000324691</text:p>
          </table:table-cell>
          <table:table-cell office:value-type="float" office:value="0.000385947">
            <text:p>0.00038594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">
            <text:p>0</text:p>
          </table:table-cell>
          <table:table-cell office:value-type="float" office:value="0.000227344">
            <text:p>0.0002273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36038">
            <text:p>0.000336038</text:p>
          </table:table-cell>
          <table:table-cell office:value-type="float" office:value="0.000396945">
            <text:p>0.00039694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01336">
            <text:p>0.000301336</text:p>
          </table:table-cell>
          <table:table-cell office:value-type="float" office:value="0.000792921">
            <text:p>0.00079292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26759">
            <text:p>0.000326759</text:p>
          </table:table-cell>
          <table:table-cell office:value-type="float" office:value="0.000392541">
            <text:p>0.00039254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2720">
            <text:p>12720</text:p>
          </table:table-cell>
          <table:table-cell office:value-type="float" office:value="0.000331098">
            <text:p>0.000331098</text:p>
          </table:table-cell>
          <table:table-cell office:value-type="float" office:value="0.000386041">
            <text:p>0.00038604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89702">
            <text:p>0.00189702</text:p>
          </table:table-cell>
          <table:table-cell office:value-type="float" office:value="0.00148977">
            <text:p>0.0014897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27313">
            <text:p>0.00127313</text:p>
          </table:table-cell>
          <table:table-cell office:value-type="float" office:value="0.00148537">
            <text:p>0.0014853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240191">
            <text:p>0.00240191</text:p>
          </table:table-cell>
          <table:table-cell office:value-type="float" office:value="0.00170011">
            <text:p>0.0017001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28396">
            <text:p>0.00128396</text:p>
          </table:table-cell>
          <table:table-cell office:value-type="float" office:value="0.00152072">
            <text:p>0.001520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02827">
            <text:p>0.00102827</text:p>
          </table:table-cell>
          <table:table-cell office:value-type="float" office:value="0.00218247">
            <text:p>0.0021824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52604">
            <text:p>0.00152604</text:p>
          </table:table-cell>
          <table:table-cell office:value-type="float" office:value="0.00250944">
            <text:p>0.002509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29905">
            <text:p>0.00129905</text:p>
          </table:table-cell>
          <table:table-cell office:value-type="float" office:value="0.00146852">
            <text:p>0.0014685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35648">
            <text:p>0.00135648</text:p>
          </table:table-cell>
          <table:table-cell office:value-type="float" office:value="0.0014637">
            <text:p>0.001463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118203">
            <text:p>0.00118203</text:p>
          </table:table-cell>
          <table:table-cell office:value-type="float" office:value="0.00196316">
            <text:p>0.0019631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51040">
            <text:p>51040</text:p>
          </table:table-cell>
          <table:table-cell office:value-type="float" office:value="0.000841894">
            <text:p>0.000841894</text:p>
          </table:table-cell>
          <table:table-cell office:value-type="float" office:value="0.0014594">
            <text:p>0.001459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57469">
            <text:p>0.00457469</text:p>
          </table:table-cell>
          <table:table-cell office:value-type="float" office:value="0.0058788">
            <text:p>0.005878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21897">
            <text:p>0.00421897</text:p>
          </table:table-cell>
          <table:table-cell office:value-type="float" office:value="0.006786">
            <text:p>0.00678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88727">
            <text:p>0.00488727</text:p>
          </table:table-cell>
          <table:table-cell office:value-type="float" office:value="0.00593681">
            <text:p>0.0059368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90801">
            <text:p>0.00490801</text:p>
          </table:table-cell>
          <table:table-cell office:value-type="float" office:value="0.00595899">
            <text:p>0.0059589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74968">
            <text:p>0.00474968</text:p>
          </table:table-cell>
          <table:table-cell office:value-type="float" office:value="0.00543058">
            <text:p>0.0054305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60367">
            <text:p>0.00460367</text:p>
          </table:table-cell>
          <table:table-cell office:value-type="float" office:value="0.00578263">
            <text:p>0.0057826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14024">
            <text:p>0.00414024</text:p>
          </table:table-cell>
          <table:table-cell office:value-type="float" office:value="0.0063409">
            <text:p>0.006340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93047">
            <text:p>0.00493047</text:p>
          </table:table-cell>
          <table:table-cell office:value-type="float" office:value="0.0057636">
            <text:p>0.005763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516427">
            <text:p>0.00516427</text:p>
          </table:table-cell>
          <table:table-cell office:value-type="float" office:value="0.00573176">
            <text:p>0.0057317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204480">
            <text:p>204480</text:p>
          </table:table-cell>
          <table:table-cell office:value-type="float" office:value="0.00494332">
            <text:p>0.00494332</text:p>
          </table:table-cell>
          <table:table-cell office:value-type="float" office:value="0.00565577">
            <text:p>0.0056557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201188">
            <text:p>0.0201188</text:p>
          </table:table-cell>
          <table:table-cell office:value-type="float" office:value="0.0235765">
            <text:p>0.023576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197289">
            <text:p>0.0197289</text:p>
          </table:table-cell>
          <table:table-cell office:value-type="float" office:value="0.0229161">
            <text:p>0.02291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270058">
            <text:p>0.0270058</text:p>
          </table:table-cell>
          <table:table-cell office:value-type="float" office:value="0.0233649">
            <text:p>0.023364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193497">
            <text:p>0.0193497</text:p>
          </table:table-cell>
          <table:table-cell office:value-type="float" office:value="0.0233154">
            <text:p>0.023315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199695">
            <text:p>0.0199695</text:p>
          </table:table-cell>
          <table:table-cell office:value-type="float" office:value="0.0225472">
            <text:p>0.02254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194701">
            <text:p>0.0194701</text:p>
          </table:table-cell>
          <table:table-cell office:value-type="float" office:value="0.0234918">
            <text:p>0.023491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206424">
            <text:p>0.0206424</text:p>
          </table:table-cell>
          <table:table-cell office:value-type="float" office:value="0.0231304">
            <text:p>0.02313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190982">
            <text:p>0.0190982</text:p>
          </table:table-cell>
          <table:table-cell office:value-type="float" office:value="0.0223265">
            <text:p>0.022326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201253">
            <text:p>0.0201253</text:p>
          </table:table-cell>
          <table:table-cell office:value-type="float" office:value="0.0238861">
            <text:p>0.02388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818560">
            <text:p>818560</text:p>
          </table:table-cell>
          <table:table-cell office:value-type="float" office:value="0.0194937">
            <text:p>0.0194937</text:p>
          </table:table-cell>
          <table:table-cell office:value-type="float" office:value="0.0228295">
            <text:p>0.02282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802573">
            <text:p>0.0802573</text:p>
          </table:table-cell>
          <table:table-cell office:value-type="float" office:value="0.0936758">
            <text:p>0.093675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824378">
            <text:p>0.0824378</text:p>
          </table:table-cell>
          <table:table-cell office:value-type="float" office:value="0.0918155">
            <text:p>0.091815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783455">
            <text:p>0.0783455</text:p>
          </table:table-cell>
          <table:table-cell office:value-type="float" office:value="0.0943735">
            <text:p>0.094373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780495">
            <text:p>0.0780495</text:p>
          </table:table-cell>
          <table:table-cell office:value-type="float" office:value="0.0931019">
            <text:p>0.09310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765749">
            <text:p>0.0765749</text:p>
          </table:table-cell>
          <table:table-cell office:value-type="float" office:value="0.0933923">
            <text:p>0.093392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781285">
            <text:p>0.0781285</text:p>
          </table:table-cell>
          <table:table-cell office:value-type="float" office:value="0.0915289">
            <text:p>0.091528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765033">
            <text:p>0.0765033</text:p>
          </table:table-cell>
          <table:table-cell office:value-type="float" office:value="0.091248">
            <text:p>0.09124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802156">
            <text:p>0.0802156</text:p>
          </table:table-cell>
          <table:table-cell office:value-type="float" office:value="0.0939486">
            <text:p>0.093948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816199">
            <text:p>0.0816199</text:p>
          </table:table-cell>
          <table:table-cell office:value-type="float" office:value="0.0907568">
            <text:p>0.09075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275520">
            <text:p>3275520</text:p>
          </table:table-cell>
          <table:table-cell office:value-type="float" office:value="0.0774121">
            <text:p>0.0774121</text:p>
          </table:table-cell>
          <table:table-cell office:value-type="float" office:value="0.0933237">
            <text:p>0.093323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08661">
            <text:p>0.308661</text:p>
          </table:table-cell>
          <table:table-cell office:value-type="float" office:value="0.372647">
            <text:p>0.37264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11966">
            <text:p>0.311966</text:p>
          </table:table-cell>
          <table:table-cell office:value-type="float" office:value="0.369106">
            <text:p>0.36910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16389">
            <text:p>0.316389</text:p>
          </table:table-cell>
          <table:table-cell office:value-type="float" office:value="0.362032">
            <text:p>0.3620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1015">
            <text:p>0.31015</text:p>
          </table:table-cell>
          <table:table-cell office:value-type="float" office:value="0.366828">
            <text:p>0.36682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1081">
            <text:p>0.31081</text:p>
          </table:table-cell>
          <table:table-cell office:value-type="float" office:value="0.386502">
            <text:p>0.38650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09319">
            <text:p>0.309319</text:p>
          </table:table-cell>
          <table:table-cell office:value-type="float" office:value="0.399977">
            <text:p>0.39997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22436">
            <text:p>0.322436</text:p>
          </table:table-cell>
          <table:table-cell office:value-type="float" office:value="0.368703">
            <text:p>0.36870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14427">
            <text:p>0.314427</text:p>
          </table:table-cell>
          <table:table-cell office:value-type="float" office:value="0.378632">
            <text:p>0.3786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17259">
            <text:p>0.317259</text:p>
          </table:table-cell>
          <table:table-cell office:value-type="float" office:value="0.376453">
            <text:p>0.37645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3104640">
            <text:p>13104640</text:p>
          </table:table-cell>
          <table:table-cell office:value-type="float" office:value="0.325119">
            <text:p>0.325119</text:p>
          </table:table-cell>
          <table:table-cell office:value-type="float" office:value="0.379205">
            <text:p>0.37920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31229">
            <text:p>1.31229</text:p>
          </table:table-cell>
          <table:table-cell office:value-type="float" office:value="1.53967">
            <text:p>1.5396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7162">
            <text:p>1.27162</text:p>
          </table:table-cell>
          <table:table-cell office:value-type="float" office:value="1.50883">
            <text:p>1.5088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8312">
            <text:p>1.28312</text:p>
          </table:table-cell>
          <table:table-cell office:value-type="float" office:value="1.5156">
            <text:p>1.515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6148">
            <text:p>1.26148</text:p>
          </table:table-cell>
          <table:table-cell office:value-type="float" office:value="1.52719">
            <text:p>1.527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5097">
            <text:p>1.25097</text:p>
          </table:table-cell>
          <table:table-cell office:value-type="float" office:value="1.53854">
            <text:p>1.5385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35626">
            <text:p>1.35626</text:p>
          </table:table-cell>
          <table:table-cell office:value-type="float" office:value="1.5935">
            <text:p>1.593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6792">
            <text:p>1.26792</text:p>
          </table:table-cell>
          <table:table-cell office:value-type="float" office:value="1.48954">
            <text:p>1.4895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9258">
            <text:p>1.29258</text:p>
          </table:table-cell>
          <table:table-cell office:value-type="float" office:value="1.53565">
            <text:p>1.5356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7266">
            <text:p>1.27266</text:p>
          </table:table-cell>
          <table:table-cell office:value-type="float" office:value="1.53894">
            <text:p>1.5389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office:value-type="float" office:value="10240">
            <text:p>10240</text:p>
          </table:table-cell>
          <table:table-cell office:value-type="float" office:value="52423680">
            <text:p>52423680</text:p>
          </table:table-cell>
          <table:table-cell office:value-type="float" office:value="1.28091">
            <text:p>1.28091</text:p>
          </table:table-cell>
          <table:table-cell office:value-type="float" office:value="1.50164">
            <text:p>1.5016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 table:number-rows-repeated="104846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22:06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10-05T22:15:07</dc:date>
    <dc:creator>mind </dc:creator>
    <meta:editing-duration>P0D</meta:editing-duration>
    <meta:editing-cycles>1</meta:editing-cycles>
    <meta:document-statistic meta:table-count="1" meta:cell-count="6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22cm" svg:height="10.063cm" xlink:href=".." xlink:type="simple" chart:class="chart:line" chart:style-name="ch1">
        <chart:title svg:x="3.03cm" svg:y="0.229cm" chart:style-name="ch2">
          <text:p>Running times for Binary divided by running times for Fibonacci</text:p>
        </chart:title>
        <chart:legend svg:x="7.797cm" svg:y="1.513cm" style:legend-expansion="custom" chartooo:width="3.889cm" chartooo:height="0.594cm" style:legend-expansion-aspect-ratio="6.54713804713805" chart:style-name="ch3"/>
        <chart:plot-area chart:style-name="ch4" table:cell-range-address="Sheet1.G1:Sheet1.G12 Sheet1.L1:Sheet1.L12" chart:data-source-has-labels="both" svg:x="2.792cm" svg:y="2.86cm" svg:width="13.962cm" svg:height="6.517cm">
          <chartooo:coordinate-region svg:x="3.514cm" svg:y="3.057cm" svg:width="12.781cm" svg:height="5.677cm"/>
          <chart:axis chart:dimension="x" chart:name="primary-x" chart:style-name="ch5" chartooo:axis-type="auto">
            <chartooo:date-scale/>
            <chart:title svg:x="8.354cm" svg:y="9.506cm" chart:style-name="ch6">
              <text:p>Number of Vertices</text:p>
            </chart:title>
            <chart:categories table:cell-range-address="Sheet1.G2:Sheet1.G12"/>
          </chart:axis>
          <chart:axis chart:dimension="y" chart:name="primary-y" chart:style-name="ch5">
            <chart:title svg:x="1.847cm" svg:y="6.751cm" chart:style-name="ch7">
              <text:p>Time (s)</text:p>
            </chart:title>
            <chart:grid chart:style-name="ch8" chart:class="major"/>
          </chart:axis>
          <chart:series chart:style-name="ch9" chart:values-cell-range-address="Sheet1.L2:Sheet1.L12" chart:label-cell-address="Sheet1.L1:Sheet1.L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/ fibonacci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12</svg:desc>
                </draw:g>
              </table:table-cell>
              <table:table-cell office:value-type="float" office:value="0.934270064301024">
                <text:p>0.934270064301024</text:p>
                <draw:g>
                  <svg:desc>Sheet1.L2:Sheet1.L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23973011765445">
                <text:p>1.239730117654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3558099455961">
                <text:p>1.235580994559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37224592775881">
                <text:p>1.3722459277588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0779121349337">
                <text:p>1.077912134933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22377035730285">
                <text:p>1.2237703573028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.25774825824549">
                <text:p>1.2577482582454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.12869117629842">
                <text:p>1.1286911762984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.17430381369306">
                <text:p>1.1743038136930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.19499188949372">
                <text:p>1.19499188949372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1.18983082240127">
                <text:p>1.18983082240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